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rlito" svg:font-family="Carlito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 fo:text-align="center" fo:margin-left="0in">
        <style:tab-stops/>
      </style:paragraph-properties>
      <style:text-properties style:font-name="Carlito" style:font-name-complex="Carlito" style:text-scale="95%" fo:font-size="12pt" style:font-size-asian="12pt" style:font-size-complex="12pt" style:text-underline-color="font-color"/>
    </style:style>
    <style:style style:name="P2" style:parent-style-name="Título" style:family="paragraph">
      <style:paragraph-properties fo:text-align="center" fo:margin-left="0in">
        <style:tab-stops/>
      </style:paragraph-properties>
      <style:text-properties style:font-name="Carlito" style:font-name-complex="Carlito" fo:font-size="12pt" style:font-size-asian="12pt" style:font-size-complex="12pt"/>
    </style:style>
    <style:style style:name="P3" style:parent-style-name="Título1" style:family="paragraph">
      <style:paragraph-properties>
        <style:tab-stops>
          <style:tab-stop style:type="left" style:position="0.9048in"/>
          <style:tab-stop style:type="left" style:position="0.9062in"/>
        </style:tab-stops>
      </style:paragraph-properties>
    </style:style>
    <style:style style:name="T4" style:parent-style-name="Fonteparág.padrão" style:family="text">
      <style:text-properties style:font-name="Carlito" style:font-name-complex="Carlito" style:text-scale="95%"/>
    </style:style>
    <style:style style:name="T5" style:parent-style-name="Fonteparág.padrão" style:family="text">
      <style:text-properties style:font-name="Carlito" style:font-name-complex="Carlito" fo:letter-spacing="-0.002in" style:text-scale="95%"/>
    </style:style>
    <style:style style:name="T6" style:parent-style-name="Fonteparág.padrão" style:family="text">
      <style:text-properties style:font-name="Carlito" style:font-name-complex="Carlito" fo:letter-spacing="-0.0215in" style:text-scale="95%"/>
    </style:style>
    <style:style style:name="T7" style:parent-style-name="Fonteparág.padrão" style:family="text">
      <style:text-properties style:font-name="Carlito" style:font-name-complex="Carlito" fo:letter-spacing="-0.0013in" style:text-scale="95%"/>
    </style:style>
    <style:style style:name="P8" style:parent-style-name="ParágrafodaLista" style:family="paragraph">
      <style:paragraph-properties fo:margin-top="0.0381in">
        <style:tab-stops>
          <style:tab-stop style:type="left" style:position="0.9055in"/>
          <style:tab-stop style:type="left" style:position="0.9062in"/>
        </style:tab-stops>
      </style:paragraph-properties>
    </style:style>
    <style:style style:name="T9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0" style:parent-style-name="Fonteparág.padrão" style:family="text">
      <style:text-properties style:font-name="Carlito" style:font-name-complex="Carlito" fo:letter-spacing="-0.009in" style:text-scale="95%" fo:font-size="12pt" style:font-size-asian="12pt" style:font-size-complex="12pt"/>
    </style:style>
    <style:style style:name="T11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2" style:parent-style-name="Fonteparág.padrão" style:family="text">
      <style:text-properties style:font-name="Carlito" style:font-name-complex="Carlito" fo:letter-spacing="-0.0104in" style:text-scale="95%" fo:font-size="12pt" style:font-size-asian="12pt" style:font-size-complex="12pt"/>
    </style:style>
    <style:style style:name="T13" style:parent-style-name="Fonteparág.padrão" style:family="text">
      <style:text-properties style:font-name="Carlito" style:font-name-complex="Carlito" fo:letter-spacing="-0.0034in" style:text-scale="95%" fo:font-size="12pt" style:font-size-asian="12pt" style:font-size-complex="12pt"/>
    </style:style>
    <style:style style:name="T14" style:parent-style-name="Fonteparág.padrão" style:family="text">
      <style:text-properties style:font-name="Carlito" style:font-name-complex="Carlito" fo:letter-spacing="-0.009in" style:text-scale="95%" fo:font-size="12pt" style:font-size-asian="12pt" style:font-size-complex="12pt"/>
    </style:style>
    <style:style style:name="T15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6" style:parent-style-name="Fonteparág.padrão" style:family="text">
      <style:text-properties style:font-name="Carlito" style:font-name-complex="Carlito" fo:letter-spacing="-0.0097in" style:text-scale="95%" fo:font-size="12pt" style:font-size-asian="12pt" style:font-size-complex="12pt"/>
    </style:style>
    <style:style style:name="T17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8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P19" style:parent-style-name="ParágrafodaLista" style:family="paragraph">
      <style:paragraph-properties fo:margin-top="0.0381in" fo:text-indent="0in">
        <style:tab-stops>
          <style:tab-stop style:type="left" style:position="0.9055in"/>
          <style:tab-stop style:type="left" style:position="0.9062in"/>
        </style:tab-stops>
      </style:paragraph-properties>
      <style:text-properties style:font-name="Carlito" style:font-name-complex="Carlito" style:text-scale="95%" fo:font-size="12pt" style:font-size-asian="12pt" style:font-size-complex="12pt"/>
    </style:style>
    <style:style style:name="P20" style:parent-style-name="ParágrafodaLista" style:family="paragraph">
      <style:paragraph-properties fo:margin-top="0.0381in" fo:text-indent="0in">
        <style:tab-stops>
          <style:tab-stop style:type="left" style:position="0.9055in"/>
          <style:tab-stop style:type="left" style:position="0.9062in"/>
        </style:tab-stops>
      </style:paragraph-properties>
      <style:text-properties style:font-name="Carlito" style:font-name-complex="Carlito" fo:font-size="12pt" style:font-size-asian="12pt" style:font-size-complex="12pt"/>
    </style:style>
    <style:style style:name="P21" style:parent-style-name="Título1" style:family="paragraph">
      <style:paragraph-properties fo:margin-top="0in">
        <style:tab-stops>
          <style:tab-stop style:type="left" style:position="0.9055in"/>
          <style:tab-stop style:type="left" style:position="0.9062in"/>
        </style:tab-stops>
      </style:paragraph-properties>
    </style:style>
    <style:style style:name="T22" style:parent-style-name="Fonteparág.padrão" style:family="text">
      <style:text-properties style:font-name="Carlito" style:font-name-complex="Carlito" style:text-scale="90%"/>
    </style:style>
    <style:style style:name="T23" style:parent-style-name="Fonteparág.padrão" style:family="text">
      <style:text-properties style:font-name="Carlito" style:font-name-complex="Carlito" fo:letter-spacing="-0.0055in" style:text-scale="90%"/>
    </style:style>
    <style:style style:name="T24" style:parent-style-name="Fonteparág.padrão" style:family="text">
      <style:text-properties style:font-name="Carlito" style:font-name-complex="Carlito" fo:letter-spacing="-0.002in" style:text-scale="90%"/>
    </style:style>
    <style:style style:name="P25" style:parent-style-name="ParágrafodaLista" style:family="paragraph">
      <style:paragraph-properties fo:text-indent="0in">
        <style:tab-stops>
          <style:tab-stop style:type="left" style:position="0.9055in"/>
          <style:tab-stop style:type="left" style:position="0.9062in"/>
        </style:tab-stops>
      </style:paragraph-properties>
      <style:text-properties style:font-name="Carlito" style:font-name-complex="Carlito" style:text-scale="95%" fo:font-size="12pt" style:font-size-asian="12pt" style:font-size-complex="12pt"/>
    </style:style>
    <style:style style:name="P26" style:parent-style-name="ParágrafodaLista" style:family="paragraph">
      <style:paragraph-properties fo:text-indent="0in">
        <style:tab-stops>
          <style:tab-stop style:type="left" style:position="0.9055in"/>
          <style:tab-stop style:type="left" style:position="0.9062in"/>
        </style:tab-stops>
      </style:paragraph-properties>
      <style:text-properties style:font-name="Carlito" style:font-name-complex="Carlito" style:text-scale="95%" fo:font-size="12pt" style:font-size-asian="12pt" style:font-size-complex="12pt"/>
    </style:style>
    <style:style style:name="P27" style:parent-style-name="Título1" style:family="paragraph">
      <style:paragraph-properties fo:margin-top="0in" fo:margin-right="0.8583in" fo:text-indent="-0.5in">
        <style:tab-stops>
          <style:tab-stop style:type="left" style:position="0.9041in"/>
          <style:tab-stop style:type="left" style:position="0.9048in"/>
        </style:tab-stops>
      </style:paragraph-properties>
    </style:style>
    <style:style style:name="T28" style:parent-style-name="Fonteparág.padrão" style:family="text">
      <style:text-properties style:font-name="Carlito" style:font-name-complex="Carlito" style:text-scale="90%"/>
    </style:style>
    <style:style style:name="T29" style:parent-style-name="Fonteparág.padrão" style:family="text">
      <style:text-properties style:font-name="Carlito" style:font-name-complex="Carlito" fo:letter-spacing="-0.018in" style:text-scale="90%"/>
    </style:style>
    <style:style style:name="T30" style:parent-style-name="Fonteparág.padrão" style:family="text">
      <style:text-properties style:font-name="Carlito" style:font-name-complex="Carlito" style:text-scale="90%"/>
    </style:style>
    <style:style style:name="T31" style:parent-style-name="Fonteparág.padrão" style:family="text">
      <style:text-properties style:font-name="Carlito" style:font-name-complex="Carlito" fo:letter-spacing="-0.0187in" style:text-scale="90%"/>
    </style:style>
    <style:style style:name="T32" style:parent-style-name="Fonteparág.padrão" style:family="text">
      <style:text-properties style:font-name="Carlito" style:font-name-complex="Carlito" style:text-scale="90%"/>
    </style:style>
    <style:style style:name="T33" style:parent-style-name="Fonteparág.padrão" style:family="text">
      <style:text-properties style:font-name="Carlito" style:font-name-complex="Carlito" fo:letter-spacing="-0.018in" style:text-scale="90%"/>
    </style:style>
    <style:style style:name="T34" style:parent-style-name="Fonteparág.padrão" style:family="text">
      <style:text-properties style:font-name="Carlito" style:font-name-complex="Carlito" style:text-scale="90%"/>
    </style:style>
    <style:style style:name="T35" style:parent-style-name="Fonteparág.padrão" style:family="text">
      <style:text-properties style:font-name="Carlito" style:font-name-complex="Carlito" fo:letter-spacing="-0.018in" style:text-scale="90%"/>
    </style:style>
    <style:style style:name="T36" style:parent-style-name="Fonteparág.padrão" style:family="text">
      <style:text-properties style:font-name="Carlito" style:font-name-complex="Carlito" style:text-scale="90%"/>
    </style:style>
    <style:style style:name="T37" style:parent-style-name="Fonteparág.padrão" style:family="text">
      <style:text-properties style:font-name="Carlito" style:font-name-complex="Carlito" fo:letter-spacing="-0.018in" style:text-scale="90%"/>
    </style:style>
    <style:style style:name="T38" style:parent-style-name="Fonteparág.padrão" style:family="text">
      <style:text-properties style:font-name="Carlito" style:font-name-complex="Carlito" style:text-scale="90%"/>
    </style:style>
    <style:style style:name="T39" style:parent-style-name="Fonteparág.padrão" style:family="text">
      <style:text-properties style:font-name="Carlito" style:font-name-complex="Carlito" fo:letter-spacing="-0.0187in" style:text-scale="90%"/>
    </style:style>
    <style:style style:name="T40" style:parent-style-name="Fonteparág.padrão" style:family="text">
      <style:text-properties style:font-name="Carlito" style:font-name-complex="Carlito" style:text-scale="90%"/>
    </style:style>
    <style:style style:name="T41" style:parent-style-name="Fonteparág.padrão" style:family="text">
      <style:text-properties style:font-name="Carlito" style:font-name-complex="Carlito" fo:letter-spacing="-0.0173in" style:text-scale="90%"/>
    </style:style>
    <style:style style:name="T42" style:parent-style-name="Fonteparág.padrão" style:family="text">
      <style:text-properties style:font-name="Carlito" style:font-name-complex="Carlito" style:text-scale="90%"/>
    </style:style>
    <style:style style:name="T43" style:parent-style-name="Fonteparág.padrão" style:family="text">
      <style:text-properties style:font-name="Carlito" style:font-name-complex="Carlito" fo:letter-spacing="-0.0187in" style:text-scale="90%"/>
    </style:style>
    <style:style style:name="T44" style:parent-style-name="Fonteparág.padrão" style:family="text">
      <style:text-properties style:font-name="Carlito" style:font-name-complex="Carlito" style:text-scale="90%"/>
    </style:style>
    <style:style style:name="T45" style:parent-style-name="Fonteparág.padrão" style:family="text">
      <style:text-properties style:font-name="Carlito" style:font-name-complex="Carlito" fo:letter-spacing="-0.0173in" style:text-scale="90%"/>
    </style:style>
    <style:style style:name="T46" style:parent-style-name="Fonteparág.padrão" style:family="text">
      <style:text-properties style:font-name="Carlito" style:font-name-complex="Carlito" style:text-scale="90%"/>
    </style:style>
    <style:style style:name="T47" style:parent-style-name="Fonteparág.padrão" style:family="text">
      <style:text-properties style:font-name="Carlito" style:font-name-complex="Carlito"/>
    </style:style>
    <style:style style:name="T48" style:parent-style-name="Fonteparág.padrão" style:family="text">
      <style:text-properties style:font-name="Carlito" style:font-name-complex="Carlito" fo:letter-spacing="-0.0104in"/>
    </style:style>
    <style:style style:name="T49" style:parent-style-name="Fonteparág.padrão" style:family="text">
      <style:text-properties style:font-name="Carlito" style:font-name-complex="Carlito"/>
    </style:style>
    <style:style style:name="T50" style:parent-style-name="Fonteparág.padrão" style:family="text">
      <style:text-properties style:font-name="Carlito" style:font-name-complex="Carlito" fo:letter-spacing="-0.0125in"/>
    </style:style>
    <style:style style:name="T51" style:parent-style-name="Fonteparág.padrão" style:family="text">
      <style:text-properties style:font-name="Carlito" style:font-name-complex="Carlito"/>
    </style:style>
    <style:style style:name="T52" style:parent-style-name="Fonteparág.padrão" style:family="text">
      <style:text-properties style:font-name="Carlito" style:font-name-complex="Carlito" fo:letter-spacing="-0.0111in"/>
    </style:style>
    <style:style style:name="T53" style:parent-style-name="Fonteparág.padrão" style:family="text">
      <style:text-properties style:font-name="Carlito" style:font-name-complex="Carlito"/>
    </style:style>
    <style:style style:name="T54" style:parent-style-name="Fonteparág.padrão" style:family="text">
      <style:text-properties style:font-name="Carlito" style:font-name-complex="Carlito" fo:letter-spacing="-0.0125in"/>
    </style:style>
    <style:style style:name="T55" style:parent-style-name="Fonteparág.padrão" style:family="text">
      <style:text-properties style:font-name="Carlito" style:font-name-complex="Carlito"/>
    </style:style>
    <style:style style:name="T56" style:parent-style-name="Fonteparág.padrão" style:family="text">
      <style:text-properties style:font-name="Carlito" style:font-name-complex="Carlito" fo:letter-spacing="-0.0118in"/>
    </style:style>
    <style:style style:name="T57" style:parent-style-name="Fonteparág.padrão" style:family="text">
      <style:text-properties style:font-name="Carlito" style:font-name-complex="Carlito"/>
    </style:style>
    <style:style style:name="T58" style:parent-style-name="Fonteparág.padrão" style:family="text">
      <style:text-properties style:font-name="Carlito" style:font-name-complex="Carlito" fo:letter-spacing="-0.0097in"/>
    </style:style>
    <style:style style:name="T59" style:parent-style-name="Fonteparág.padrão" style:family="text">
      <style:text-properties style:font-name="Carlito" style:font-name-complex="Carlito"/>
    </style:style>
    <style:style style:name="T60" style:parent-style-name="Fonteparág.padrão" style:family="text">
      <style:text-properties style:font-name="Carlito" style:font-name-complex="Carlito" fo:letter-spacing="-0.0104in"/>
    </style:style>
    <style:style style:name="T61" style:parent-style-name="Fonteparág.padrão" style:family="text">
      <style:text-properties style:font-name="Carlito" style:font-name-complex="Carlito"/>
    </style:style>
    <style:style style:name="T62" style:parent-style-name="Fonteparág.padrão" style:family="text">
      <style:text-properties style:font-name="Carlito" style:font-name-complex="Carlito" fo:letter-spacing="-0.0104in"/>
    </style:style>
    <style:style style:name="T63" style:parent-style-name="Fonteparág.padrão" style:family="text">
      <style:text-properties style:font-name="Carlito" style:font-name-complex="Carlito"/>
    </style:style>
    <style:style style:name="T64" style:parent-style-name="Fonteparág.padrão" style:family="text">
      <style:text-properties style:font-name="Carlito" style:font-name-complex="Carlito" fo:letter-spacing="-0.0111in"/>
    </style:style>
    <style:style style:name="T65" style:parent-style-name="Fonteparág.padrão" style:family="text">
      <style:text-properties style:font-name="Carlito" style:font-name-complex="Carlito"/>
    </style:style>
    <style:style style:name="P66" style:parent-style-name="ParágrafodaLista" style:family="paragraph">
      <style:paragraph-properties fo:text-indent="0in">
        <style:tab-stops>
          <style:tab-stop style:type="left" style:position="0.9055in"/>
          <style:tab-stop style:type="left" style:position="0.9062in"/>
        </style:tab-stops>
      </style:paragraph-properties>
      <style:text-properties style:font-name="Carlito" style:font-name-complex="Carlito" style:text-scale="95%" fo:font-size="12pt" style:font-size-asian="12pt" style:font-size-complex="12pt"/>
    </style:style>
    <style:style style:name="P67" style:parent-style-name="Título1" style:family="paragraph">
      <style:paragraph-properties fo:margin-top="0in" fo:margin-right="0.8583in" fo:text-indent="0in">
        <style:tab-stops>
          <style:tab-stop style:type="left" style:position="0.9041in"/>
          <style:tab-stop style:type="left" style:position="0.9048in"/>
        </style:tab-stops>
      </style:paragraph-properties>
      <style:text-properties style:font-name="Carlito" style:font-name-complex="Carlito"/>
    </style:style>
    <style:style style:name="P68" style:parent-style-name="ParágrafodaLista" style:family="paragraph">
      <style:paragraph-properties fo:margin-left="0.9048in" fo:text-indent="-0.5in">
        <style:tab-stops>
          <style:tab-stop style:type="left" style:position="0.9048in"/>
          <style:tab-stop style:type="left" style:position="0.9055in"/>
        </style:tab-stops>
      </style:paragraph-properties>
    </style:style>
    <style:style style:name="T69" style:parent-style-name="Fonteparág.padrão" style:family="text">
      <style:text-properties style:font-name="Carlito" style:font-name-complex="Carlito" fo:letter-spacing="-0.0027in" style:text-scale="95%" fo:font-size="12pt" style:font-size-asian="12pt" style:font-size-complex="12pt"/>
    </style:style>
    <style:style style:name="T70" style:parent-style-name="Fonteparág.padrão" style:family="text">
      <style:text-properties style:font-name="Carlito" style:font-name-complex="Carlito" fo:letter-spacing="-0.002in" style:text-scale="95%" fo:font-size="12pt" style:font-size-asian="12pt" style:font-size-complex="12pt"/>
    </style:style>
    <style:style style:name="T71" style:parent-style-name="Fonteparág.padrão" style:family="text">
      <style:text-properties style:font-name="Carlito" style:font-name-complex="Carlito" fo:letter-spacing="-0.0138in" style:text-scale="95%" fo:font-size="12pt" style:font-size-asian="12pt" style:font-size-complex="12pt"/>
    </style:style>
    <style:style style:name="T72" style:parent-style-name="Fonteparág.padrão" style:family="text">
      <style:text-properties style:font-name="Carlito" style:font-name-complex="Carlito" fo:letter-spacing="-0.0027in" style:text-scale="95%" fo:font-size="12pt" style:font-size-asian="12pt" style:font-size-complex="12pt"/>
    </style:style>
    <style:style style:name="T73" style:parent-style-name="Fonteparág.padrão" style:family="text">
      <style:text-properties style:font-name="Carlito" style:font-name-complex="Carlito" fo:letter-spacing="-0.0027in" style:text-scale="95%" fo:font-size="12pt" style:font-size-asian="12pt" style:font-size-complex="12pt"/>
    </style:style>
    <style:style style:name="P74" style:parent-style-name="ParágrafodaLista" style:family="paragraph">
      <style:paragraph-properties fo:margin-top="0.0006in" fo:text-indent="-0.5in">
        <style:tab-stops>
          <style:tab-stop style:type="left" style:position="0.9048in"/>
          <style:tab-stop style:type="left" style:position="0.9055in"/>
        </style:tab-stops>
      </style:paragraph-properties>
    </style:style>
    <style:style style:name="T75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76" style:parent-style-name="Fonteparág.padrão" style:family="text">
      <style:text-properties style:font-name="Carlito" style:font-name-complex="Carlito" fo:letter-spacing="-0.0145in" style:text-scale="95%" fo:font-size="12pt" style:font-size-asian="12pt" style:font-size-complex="12pt"/>
    </style:style>
    <style:style style:name="T77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P78" style:parent-style-name="Textbody" style:family="paragraph">
      <style:paragraph-properties fo:margin-left="0.6472in">
        <style:tab-stops/>
      </style:paragraph-properties>
      <style:text-properties fo:font-size="12pt" style:font-size-asian="12pt" style:font-size-complex="12pt"/>
    </style:style>
    <style:style style:name="P79" style:parent-style-name="ParágrafodaLista" style:family="paragraph">
      <style:paragraph-properties fo:text-indent="0in">
        <style:tab-stops>
          <style:tab-stop style:type="left" style:position="0.9055in"/>
          <style:tab-stop style:type="left" style:position="0.9062in"/>
        </style:tab-stops>
      </style:paragraph-properties>
      <style:text-properties style:font-name="Carlito" style:font-name-complex="Carlito" style:text-scale="95%" fo:font-size="12pt" style:font-size-asian="12pt" style:font-size-complex="12pt"/>
    </style:style>
    <style:style style:name="P80" style:parent-style-name="Standard" style:family="paragraph">
      <style:text-properties style:font-name="Carlito" style:font-name-complex="Carlito" fo:font-size="12pt" style:font-size-asian="12pt" style:font-size-complex="12pt"/>
    </style:style>
    <style:style style:name="P81" style:parent-style-name="ParágrafodaLista" style:family="paragraph">
      <style:paragraph-properties>
        <style:tab-stops>
          <style:tab-stop style:type="left" style:position="0.9055in"/>
          <style:tab-stop style:type="left" style:position="0.9062in"/>
        </style:tab-stops>
      </style:paragraph-properties>
    </style:style>
    <style:style style:name="T82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83" style:parent-style-name="Fonteparág.padrão" style:family="text">
      <style:text-properties style:font-name="Carlito" style:font-name-complex="Carlito" fo:letter-spacing="-0.018in" style:text-scale="95%" fo:font-size="12pt" style:font-size-asian="12pt" style:font-size-complex="12pt"/>
    </style:style>
    <style:style style:name="T84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S1" style:family="section">
      <style:section-properties fo:margin-left="0in" fo:margin-right="0in" style:writing-mode="lr-tb"/>
    </style:style>
    <style:style style:name="P85" style:parent-style-name="Standard" style:family="paragraph">
      <style:paragraph-properties fo:margin-top="0.0833in" fo:margin-bottom="0.0833in" fo:line-height="115%">
        <style:tab-stops>
          <style:tab-stop style:type="left" style:position="0.6548in"/>
        </style:tab-stops>
      </style:paragraph-properties>
    </style:style>
    <style:style style:name="T86" style:parent-style-name="Fonteparág.padrão" style:family="text">
      <style:text-properties style:font-name="Carlito" style:font-name-asian="MS Mincho" style:font-name-complex="Carlito" fo:color="#000000" fo:font-size="12pt" style:font-size-asian="12pt" style:font-size-complex="12pt" fo:language="pt" fo:country="BR" style:language-asian="pt" style:country-asian="BR"/>
    </style:style>
    <style:style style:name="T87" style:parent-style-name="Fonteparág.padrão" style:family="text">
      <style:text-properties style:font-name="Carlito" style:font-name-asian="MS Mincho" style:font-name-complex="Carlito" fo:color="#000000" fo:font-size="12pt" style:font-size-asian="12pt" style:font-size-complex="12pt" fo:language="pt" fo:country="BR" style:language-asian="pt" style:country-asian="BR"/>
    </style:style>
    <style:style style:name="T88" style:parent-style-name="Carlito" style:family="text">
      <style:text-properties style:font-name-complex="Carlito"/>
    </style:style>
    <style:style style:name="T89" style:parent-style-name="Calibri" style:family="text">
      <style:text-properties style:font-name="Carlito" style:font-name-complex="Carlito" fo:color="#000000"/>
    </style:style>
    <style:style style:name="T90" style:parent-style-name="Carlito" style:family="text">
      <style:text-properties style:font-name-complex="Carlito"/>
    </style:style>
    <style:style style:name="T91" style:parent-style-name="Fonteparág.padrão" style:family="text">
      <style:text-properties style:font-name="Carlito" style:font-name-asian="MS Mincho" style:font-name-complex="Carlito" fo:color="#000000" fo:font-size="12pt" style:font-size-asian="12pt" style:font-size-complex="12pt" fo:language="pt" fo:country="BR" style:language-asian="pt" style:country-asian="BR"/>
    </style:style>
    <style:style style:name="P92" style:parent-style-name="ParágrafodaLista" style:family="paragraph">
      <style:paragraph-properties fo:margin-top="0.0006in" fo:text-indent="-0.5013in">
        <style:tab-stops>
          <style:tab-stop style:type="left" style:position="0.9055in"/>
          <style:tab-stop style:type="left" style:position="0.9062in"/>
        </style:tab-stops>
      </style:paragraph-properties>
    </style:style>
    <style:style style:name="T93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94" style:parent-style-name="Fonteparág.padrão" style:family="text">
      <style:text-properties style:font-name="Carlito" style:font-name-complex="Carlito" fo:letter-spacing="-0.002in" style:text-scale="95%" fo:font-size="12pt" style:font-size-asian="12pt" style:font-size-complex="12pt"/>
    </style:style>
    <style:style style:name="T95" style:parent-style-name="Fonteparág.padrão" style:family="text">
      <style:text-properties style:font-name="Carlito" style:font-name-complex="Carlito" fo:letter-spacing="-0.0187in" style:text-scale="95%" fo:font-size="12pt" style:font-size-asian="12pt" style:font-size-complex="12pt"/>
    </style:style>
    <style:style style:name="T96" style:parent-style-name="Fonteparág.padrão" style:family="text">
      <style:text-properties style:font-name="Carlito" style:font-name-complex="Carlito" fo:letter-spacing="-0.0034in" style:text-scale="95%" fo:font-size="12pt" style:font-size-asian="12pt" style:font-size-complex="12pt"/>
    </style:style>
    <style:style style:name="TableColumn98" style:family="table-column">
      <style:table-column-properties style:column-width="1.7625in" style:use-optimal-column-width="false"/>
    </style:style>
    <style:style style:name="TableColumn99" style:family="table-column">
      <style:table-column-properties style:column-width="1.927in" style:use-optimal-column-width="false"/>
    </style:style>
    <style:style style:name="TableColumn100" style:family="table-column">
      <style:table-column-properties style:column-width="2.4111in" style:use-optimal-column-width="false"/>
    </style:style>
    <style:style style:name="Table97" style:family="table">
      <style:table-properties style:width="6.1006in" fo:margin-left="0.0958in" table:align="left"/>
    </style:style>
    <style:style style:name="TableRow101" style:family="table-row">
      <style:table-row-properties style:min-row-height="0.3687in" style:use-optimal-row-height="false"/>
    </style:style>
    <style:style style:name="TableCell102" style:family="table-cell">
      <style:table-cell-properties fo:border-top="0.0104in solid #000009" fo:border-left="0.0104in solid #000009" fo:border-bottom="0.0104in solid #000009" fo:border-right="0.0069in solid #000009" style:writing-mode="lr-tb" fo:padding-top="0in" fo:padding-left="0.0048in" fo:padding-bottom="0in" fo:padding-right="0.0034in"/>
    </style:style>
    <style:style style:name="P103" style:parent-style-name="TableParagraph" style:family="paragraph">
      <style:paragraph-properties fo:text-align="center" fo:line-height="0.1833in" fo:margin-right="-0.0784in"/>
      <style:text-properties fo:font-size="12pt" style:font-size-asian="12pt" style:font-size-complex="12pt"/>
    </style:style>
    <style:style style:name="TableCell104" style:family="table-cell">
      <style:table-cell-properties fo:border-top="0.0104in solid #000009" fo:border-left="0.0069in solid #000009" fo:border-bottom="0.0104in solid #000009" fo:border-right="0.0104in solid #000009" style:writing-mode="lr-tb" fo:padding-top="0in" fo:padding-left="0.0048in" fo:padding-bottom="0in" fo:padding-right="0.0034in"/>
    </style:style>
    <style:style style:name="P105" style:parent-style-name="TableParagraph" style:family="paragraph">
      <style:paragraph-properties fo:line-height="0.1833in" fo:margin-left="0.5069in">
        <style:tab-stops/>
      </style:paragraph-properties>
      <style:text-properties fo:font-size="12pt" style:font-size-asian="12pt" style:font-size-complex="12pt"/>
    </style:style>
    <style:style style:name="TableCell106" style:family="table-cell">
      <style:table-cell-properties fo:border="0.0104in solid #000009" style:writing-mode="lr-tb" fo:padding-top="0in" fo:padding-left="0.0048in" fo:padding-bottom="0in" fo:padding-right="0.0034in"/>
    </style:style>
    <style:style style:name="P107" style:parent-style-name="TableParagraph" style:family="paragraph">
      <style:paragraph-properties fo:text-align="center" fo:line-height="0.1833in" fo:margin-left="0.4104in" fo:margin-right="0.3972in">
        <style:tab-stops/>
      </style:paragraph-properties>
      <style:text-properties fo:font-size="12pt" style:font-size-asian="12pt" style:font-size-complex="12pt"/>
    </style:style>
    <style:style style:name="P108" style:parent-style-name="TableParagraph" style:family="paragraph">
      <style:paragraph-properties fo:text-align="center" fo:margin-top="0.0013in" fo:line-height="0.1701in" fo:margin-left="0.4104in" fo:margin-right="0.3972in">
        <style:tab-stops/>
      </style:paragraph-properties>
      <style:text-properties fo:font-size="12pt" style:font-size-asian="12pt" style:font-size-complex="12pt"/>
    </style:style>
    <style:style style:name="TableRow109" style:family="table-row">
      <style:table-row-properties style:min-row-height="0.1833in" style:use-optimal-row-height="false"/>
    </style:style>
    <style:style style:name="TableCell110" style:family="table-cell">
      <style:table-cell-properties fo:border-top="0.0104in solid #000009" fo:border-left="0.0104in solid #000009" fo:border-bottom="0.0104in solid #000009" fo:border-right="0.0069in solid #000009" style:writing-mode="lr-tb" fo:padding-top="0in" fo:padding-left="0.0048in" fo:padding-bottom="0in" fo:padding-right="0.0034in"/>
    </style:style>
    <style:style style:name="P111" style:parent-style-name="TableParagraph" style:family="paragraph">
      <style:paragraph-properties fo:text-align="center"/>
      <style:text-properties fo:font-size="12pt" style:font-size-asian="12pt" style:font-size-complex="12pt"/>
    </style:style>
    <style:style style:name="TableCell112" style:family="table-cell">
      <style:table-cell-properties fo:border-top="0.0104in solid #000009" fo:border-left="0.0069in solid #000009" fo:border-bottom="0.0104in solid #000009" fo:border-right="0.0104in solid #000009" style:writing-mode="lr-tb" fo:padding-top="0in" fo:padding-left="0.0048in" fo:padding-bottom="0in" fo:padding-right="0.0034in"/>
    </style:style>
    <style:style style:name="P113" style:parent-style-name="TableParagraph" style:family="paragraph">
      <style:paragraph-properties fo:text-align="center"/>
      <style:text-properties fo:font-size="12pt" style:font-size-asian="12pt" style:font-size-complex="12pt"/>
    </style:style>
    <style:style style:name="TableCell114" style:family="table-cell">
      <style:table-cell-properties fo:border="0.0104in solid #000009" style:writing-mode="lr-tb" fo:padding-top="0in" fo:padding-left="0.0048in" fo:padding-bottom="0in" fo:padding-right="0.0034in"/>
    </style:style>
    <style:style style:name="P115" style:parent-style-name="TableParagraph" style:family="paragraph">
      <style:text-properties fo:font-size="12pt" style:font-size-asian="12pt" style:font-size-complex="12pt"/>
    </style:style>
    <style:style style:name="P116" style:parent-style-name="Standard" style:family="paragraph">
      <style:text-properties style:font-name="Carlito" style:font-name-complex="Carlito" fo:font-size="12pt" style:font-size-asian="12pt" style:font-size-complex="12pt"/>
    </style:style>
    <style:style style:name="P117" style:parent-style-name="ParágrafodaLista" style:family="paragraph">
      <style:paragraph-properties fo:margin-top="0.0416in">
        <style:tab-stops>
          <style:tab-stop style:type="left" style:position="0.9055in"/>
          <style:tab-stop style:type="left" style:position="0.9062in"/>
        </style:tab-stops>
      </style:paragraph-properties>
    </style:style>
    <style:style style:name="T118" style:parent-style-name="Fonteparág.padrão" style:family="text">
      <style:text-properties style:font-name="Carlito" style:font-name-complex="Carlito" fo:letter-spacing="-0.002in" fo:font-size="12pt" style:font-size-asian="12pt" style:font-size-complex="12pt"/>
    </style:style>
    <style:style style:name="T119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T120" style:parent-style-name="Fonteparág.padrão" style:family="text">
      <style:text-properties style:font-name="Carlito" style:font-name-complex="Carlito" fo:letter-spacing="-0.0194in" fo:font-size="12pt" style:font-size-asian="12pt" style:font-size-complex="12pt"/>
    </style:style>
    <style:style style:name="T121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P122" style:parent-style-name="Textbody" style:family="paragraph">
      <style:paragraph-properties fo:margin-top="0.0388in" fo:line-height="112%" fo:margin-left="0.1555in" fo:margin-right="0.8916in" fo:text-indent="0.4916in">
        <style:tab-stops/>
      </style:paragraph-properties>
      <style:text-properties fo:font-size="12pt" style:font-size-asian="12pt" style:font-size-complex="12pt"/>
    </style:style>
    <style:style style:name="P123" style:parent-style-name="ParágrafodaLista" style:family="paragraph">
      <style:paragraph-properties fo:margin-top="0.1256in">
        <style:tab-stops>
          <style:tab-stop style:type="left" style:position="0.9048in"/>
          <style:tab-stop style:type="left" style:position="0.9062in"/>
        </style:tab-stops>
      </style:paragraph-properties>
    </style:style>
    <style:style style:name="T124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25" style:parent-style-name="Fonteparág.padrão" style:family="text">
      <style:text-properties style:font-name="Carlito" style:font-name-complex="Carlito" fo:letter-spacing="-0.0104in" style:text-scale="95%" fo:font-size="12pt" style:font-size-asian="12pt" style:font-size-complex="12pt"/>
    </style:style>
    <style:style style:name="T126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27" style:parent-style-name="Fonteparág.padrão" style:family="text">
      <style:text-properties style:font-name="Carlito" style:font-name-complex="Carlito" fo:letter-spacing="-0.0111in" style:text-scale="95%" fo:font-size="12pt" style:font-size-asian="12pt" style:font-size-complex="12pt"/>
    </style:style>
    <style:style style:name="T128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29" style:parent-style-name="Fonteparág.padrão" style:family="text">
      <style:text-properties style:font-name="Carlito" style:font-name-complex="Carlito" fo:letter-spacing="-0.0104in" style:text-scale="95%" fo:font-size="12pt" style:font-size-asian="12pt" style:font-size-complex="12pt"/>
    </style:style>
    <style:style style:name="T130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31" style:parent-style-name="Fonteparág.padrão" style:family="text">
      <style:text-properties style:font-name="Carlito" style:font-name-complex="Carlito" fo:letter-spacing="-0.0104in" style:text-scale="95%" fo:font-size="12pt" style:font-size-asian="12pt" style:font-size-complex="12pt"/>
    </style:style>
    <style:style style:name="T132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33" style:parent-style-name="Fonteparág.padrão" style:family="text">
      <style:text-properties style:font-name="Carlito" style:font-name-complex="Carlito" fo:letter-spacing="-0.0097in" style:text-scale="95%" fo:font-size="12pt" style:font-size-asian="12pt" style:font-size-complex="12pt"/>
    </style:style>
    <style:style style:name="T134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P135" style:parent-style-name="ParágrafodaLista" style:family="paragraph">
      <style:paragraph-properties fo:margin-top="0.0006in">
        <style:tab-stops>
          <style:tab-stop style:type="left" style:position="0.9055in"/>
          <style:tab-stop style:type="left" style:position="0.9062in"/>
        </style:tab-stops>
      </style:paragraph-properties>
    </style:style>
    <style:style style:name="T136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37" style:parent-style-name="Fonteparág.padrão" style:family="text">
      <style:text-properties style:font-name="Carlito" style:font-name-complex="Carlito" fo:letter-spacing="-0.0111in" style:text-scale="95%" fo:font-size="12pt" style:font-size-asian="12pt" style:font-size-complex="12pt"/>
    </style:style>
    <style:style style:name="T138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39" style:parent-style-name="Fonteparág.padrão" style:family="text">
      <style:text-properties style:font-name="Carlito" style:font-name-complex="Carlito" fo:letter-spacing="-0.0083in" style:text-scale="95%" fo:font-size="12pt" style:font-size-asian="12pt" style:font-size-complex="12pt"/>
    </style:style>
    <style:style style:name="T140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T141" style:parent-style-name="Fonteparág.padrão" style:family="text">
      <style:text-properties style:font-name="Carlito" style:font-name-complex="Carlito" fo:letter-spacing="-0.0083in" style:text-scale="95%" fo:font-size="12pt" style:font-size-asian="12pt" style:font-size-complex="12pt"/>
    </style:style>
    <style:style style:name="T142" style:parent-style-name="Fonteparág.padrão" style:family="text">
      <style:text-properties style:font-name="Carlito" style:font-name-complex="Carlito" fo:letter-spacing="-0.002in" style:text-scale="95%" fo:font-size="12pt" style:font-size-asian="12pt" style:font-size-complex="12pt"/>
    </style:style>
    <style:style style:name="T143" style:parent-style-name="Fonteparág.padrão" style:family="text">
      <style:text-properties style:font-name="Carlito" style:font-name-complex="Carlito" fo:letter-spacing="-0.0083in" style:text-scale="95%" fo:font-size="12pt" style:font-size-asian="12pt" style:font-size-complex="12pt"/>
    </style:style>
    <style:style style:name="T144" style:parent-style-name="Fonteparág.padrão" style:family="text">
      <style:text-properties style:font-name="Carlito" style:font-name-complex="Carlito" fo:letter-spacing="-0.0027in" style:text-scale="95%" fo:font-size="12pt" style:font-size-asian="12pt" style:font-size-complex="12pt"/>
    </style:style>
    <style:style style:name="T145" style:parent-style-name="Fonteparág.padrão" style:family="text">
      <style:text-properties style:font-name="Carlito" style:font-name-complex="Carlito" fo:letter-spacing="-0.0083in" style:text-scale="95%" fo:font-size="12pt" style:font-size-asian="12pt" style:font-size-complex="12pt"/>
    </style:style>
    <style:style style:name="T146" style:parent-style-name="Fonteparág.padrão" style:family="text">
      <style:text-properties style:font-name="Carlito" style:font-name-complex="Carlito" style:text-scale="95%" fo:font-size="12pt" style:font-size-asian="12pt" style:font-size-complex="12pt"/>
    </style:style>
    <style:style style:name="P147" style:parent-style-name="ParágrafodaLista" style:family="paragraph">
      <style:paragraph-properties fo:text-indent="0in">
        <style:tab-stops>
          <style:tab-stop style:type="left" style:position="0.9055in"/>
          <style:tab-stop style:type="left" style:position="0.9062in"/>
        </style:tab-stops>
      </style:paragraph-properties>
      <style:text-properties style:font-name="Carlito" style:font-name-complex="Carlito" style:text-scale="95%" fo:font-size="12pt" style:font-size-asian="12pt" style:font-size-complex="12pt"/>
    </style:style>
    <style:style style:name="P148" style:parent-style-name="Textbody" style:family="paragraph">
      <style:paragraph-properties fo:line-height="120%" fo:margin-left="0.9048in" fo:margin-right="0.8916in">
        <style:tab-stops/>
      </style:paragraph-properties>
      <style:text-properties fo:font-size="12pt" style:font-size-asian="12pt" style:font-size-complex="12pt"/>
    </style:style>
    <style:style style:name="P149" style:parent-style-name="ParágrafodaLista" style:family="paragraph">
      <style:paragraph-properties fo:text-indent="-0.5013in">
        <style:tab-stops>
          <style:tab-stop style:type="left" style:position="0.9055in"/>
          <style:tab-stop style:type="left" style:position="0.9062in"/>
        </style:tab-stops>
      </style:paragraph-properties>
    </style:style>
    <style:style style:name="T150" style:parent-style-name="Fonteparág.padrão" style:family="text">
      <style:text-properties style:font-name="Carlito" style:font-name-complex="Carlito" fo:letter-spacing="-0.002in" fo:font-size="12pt" style:font-size-asian="12pt" style:font-size-complex="12pt"/>
    </style:style>
    <style:style style:name="T151" style:parent-style-name="Fonteparág.padrão" style:family="text">
      <style:text-properties style:font-name="Carlito" style:font-name-complex="Carlito" fo:letter-spacing="-0.0125in" fo:font-size="12pt" style:font-size-asian="12pt" style:font-size-complex="12pt"/>
    </style:style>
    <style:style style:name="T152" style:parent-style-name="Fonteparág.padrão" style:family="text">
      <style:text-properties style:font-name="Carlito" style:font-name-complex="Carlito" fo:letter-spacing="-0.0027in" fo:font-size="12pt" style:font-size-asian="12pt" style:font-size-complex="12pt"/>
    </style:style>
    <style:style style:name="T153" style:parent-style-name="Fonteparág.padrão" style:family="text">
      <style:text-properties style:font-name="Carlito" style:font-name-complex="Carlito" fo:letter-spacing="-0.0111in" fo:font-size="12pt" style:font-size-asian="12pt" style:font-size-complex="12pt"/>
    </style:style>
    <style:style style:name="T154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T155" style:parent-style-name="Fonteparág.padrão" style:family="text">
      <style:text-properties style:font-name="Carlito" style:font-name-complex="Carlito" fo:letter-spacing="-0.0111in" fo:font-size="12pt" style:font-size-asian="12pt" style:font-size-complex="12pt"/>
    </style:style>
    <style:style style:name="T156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T157" style:parent-style-name="Fonteparág.padrão" style:family="text">
      <style:text-properties style:font-name="Carlito" style:font-name-complex="Carlito" fo:letter-spacing="-0.0125in" fo:font-size="12pt" style:font-size-asian="12pt" style:font-size-complex="12pt"/>
    </style:style>
    <style:style style:name="T158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T159" style:parent-style-name="Fonteparág.padrão" style:family="text">
      <style:text-properties style:font-name="Carlito" style:font-name-complex="Carlito" fo:letter-spacing="-0.0125in" fo:font-size="12pt" style:font-size-asian="12pt" style:font-size-complex="12pt"/>
    </style:style>
    <style:style style:name="T160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P161" style:parent-style-name="ParágrafodaLista" style:family="paragraph">
      <style:paragraph-properties fo:margin-left="0.2368in" fo:text-indent="-0.0826in">
        <style:tab-stops>
          <style:tab-stop style:type="left" style:position="0.2375in"/>
        </style:tab-stops>
      </style:paragraph-properties>
    </style:style>
    <style:style style:name="T162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T163" style:parent-style-name="Fonteparág.padrão" style:family="text">
      <style:text-properties style:font-name="Carlito" style:font-name-complex="Carlito" fo:letter-spacing="-0.0013in" fo:font-size="12pt" style:font-size-asian="12pt" style:font-size-complex="12pt"/>
    </style:style>
    <style:style style:name="T164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T165" style:parent-style-name="Fonteparág.padrão" style:family="text">
      <style:text-properties style:font-name="Carlito" style:font-name-complex="Carlito" fo:letter-spacing="-0.0062in" fo:font-size="12pt" style:font-size-asian="12pt" style:font-size-complex="12pt"/>
    </style:style>
    <style:style style:name="T166" style:parent-style-name="Fonteparág.padrão" style:family="text">
      <style:text-properties style:font-name="Carlito" style:font-name-complex="Carlito" fo:font-size="12pt" style:font-size-asian="12pt" style:font-size-complex="12pt"/>
    </style:style>
    <style:style style:name="P167" style:parent-style-name="Textbody" style:family="paragraph">
      <style:paragraph-properties fo:margin-top="0.0604in" fo:margin-left="2.202in">
        <style:tab-stops>
          <style:tab-stop style:type="left" style:position="4.0458in"/>
        </style:tab-stops>
      </style:paragraph-properties>
      <style:text-properties fo:font-size="12pt" style:font-size-asian="12pt" style:font-size-complex="12pt"/>
    </style:style>
    <style:style style:name="P168" style:parent-style-name="Standard" style:family="paragraph">
      <style:paragraph-properties fo:text-align="end" fo:text-indent="0.7875in">
        <style:tab-stops>
          <style:tab-stop style:type="left" style:position="-0.875in"/>
          <style:tab-stop style:type="left" style:position="0.9847in"/>
        </style:tab-stops>
      </style:paragraph-properties>
    </style:style>
    <style:style style:name="T169" style:parent-style-name="Fonteparág.padrão" style:family="text">
      <style:text-properties style:font-name="Carlito" style:font-name-asian="Times New Roman" style:font-name-complex="Carlito" fo:color="#000000" fo:letter-spacing="-0.0013in" fo:font-size="12pt" style:font-size-asian="12pt" style:font-size-complex="12pt" style:language-asian="pt" style:country-asian="BR"/>
    </style:style>
    <style:style style:name="P170" style:parent-style-name="Standard" style:family="paragraph">
      <style:paragraph-properties fo:text-align="center">
        <style:tab-stops>
          <style:tab-stop style:type="center" style:position="0in"/>
        </style:tab-stops>
      </style:paragraph-properties>
      <style:text-properties style:font-name="Carlito" style:font-name-asian="Times New Roman" style:font-name-complex="Carlito" fo:font-size="12pt" style:font-size-asian="12pt" style:font-size-complex="12pt" fo:language="pt" fo:country="BR" style:language-asian="zh" style:country-asian="CN"/>
    </style:style>
    <style:style style:name="P171" style:parent-style-name="Standard" style:family="paragraph">
      <style:paragraph-properties fo:text-align="center">
        <style:tab-stops>
          <style:tab-stop style:type="center" style:position="0in"/>
        </style:tab-stops>
      </style:paragraph-properties>
      <style:text-properties style:font-name="Carlito" style:font-name-asian="Times New Roman" style:font-name-complex="Carlito" fo:font-size="12pt" style:font-size-asian="12pt" style:font-size-complex="12pt" fo:language="pt" fo:country="BR" style:language-asian="zh" style:country-asian="CN"/>
    </style:style>
    <style:style style:name="P172" style:parent-style-name="Standard" style:family="paragraph">
      <style:paragraph-properties fo:text-align="center">
        <style:tab-stops>
          <style:tab-stop style:type="center" style:position="0in"/>
        </style:tab-stops>
      </style:paragraph-properties>
      <style:text-properties style:font-name="Carlito" style:font-name-asian="Times New Roman" style:font-name-complex="Carlito" fo:font-size="12pt" style:font-size-asian="12pt" style:font-size-complex="12pt" fo:language="pt" fo:country="BR" style:language-asian="zh" style:country-asian="CN"/>
    </style:style>
    <style:style style:name="P173" style:parent-style-name="Standard" style:family="paragraph">
      <style:paragraph-properties fo:text-align="center">
        <style:tab-stops>
          <style:tab-stop style:type="center" style:position="0in"/>
        </style:tab-stops>
      </style:paragraph-properties>
      <style:text-properties style:font-name="Carlito" style:font-name-asian="Times New Roman" style:font-name-complex="Carlito" fo:color="#000000" fo:font-size="12pt" style:font-size-asian="12pt" style:font-size-complex="12pt" fo:language="pt" fo:country="BR" style:language-asian="zh" style:country-asian="CN"/>
    </style:style>
    <style:style style:name="P174" style:parent-style-name="Standard" style:family="paragraph">
      <style:paragraph-properties fo:text-align="center"/>
      <style:text-properties style:font-name="Carlito" style:font-name-asian="Times New Roman" style:font-name-complex="Carlito" fo:color="#000000" fo:font-size="12pt" style:font-size-asian="12pt" style:font-size-complex="12pt" fo:language="pt" fo:country="BR" style:language-asian="zh" style:country-asian="CN"/>
    </style:style>
    <style:style style:name="P175" style:parent-style-name="Textbody" style:family="paragraph">
      <style:paragraph-properties fo:text-align="center"/>
    </style:style>
    <style:style style:name="T176" style:parent-style-name="Fonteparág.padrão" style:family="text">
      <style:text-properties style:font-name-asian="Times New Roman" fo:color="#000000" fo:font-size="12pt" style:font-size-asian="12pt" style:font-size-complex="12pt" fo:language="en" fo:country="US"/>
    </style:style>
    <style:style style:name="TableColumn178" style:family="table-column">
      <style:table-column-properties style:column-width="1.9965in" style:use-optimal-column-width="false"/>
    </style:style>
    <style:style style:name="Table177" style:family="table">
      <style:table-properties style:width="1.9965in" fo:margin-left="2.6131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81" style:parent-style-name="TableContents" style:family="paragraph">
      <style:paragraph-properties fo:text-align="center"/>
      <style:text-properties style:font-name="Carlito" style:font-name-complex="Carlito" fo:font-size="12pt" style:font-size-asian="12pt" style:font-size-complex="12pt"/>
    </style:style>
    <style:style style:name="P182" style:parent-style-name="Textbody" style:family="paragraph">
      <style:paragraph-properties fo:text-align="center"/>
      <style:text-properties fo:font-size="12pt" style:font-size-asian="12pt" style:font-size-complex="12pt"/>
    </style:style>
  </office:automatic-styles>
  <office:body>
    <office:text text:use-soft-page-breaks="true">
      <text:p text:style-name="P1">DESPACHO DE ENCAMINHAMENTO</text:p>
      <text:p text:style-name="P2"/>
      <text:list text:style-name="WWNum2">
        <text:list-item text:start-value="1">
          <text:p text:style-name="P3"><text:span text:style-name="T4">ORGANIZAÇÃO<text:s/></text:span><text:span text:style-name="T5">MILITAR</text:span><text:span text:style-name="T6"><text:s/></text:span><text:span text:style-name="T7">SOLICITANTE: CeIMBra</text:span></text:p>
        </text:list-item>
        <text:list-item>
          <text:p text:style-name="P8"><text:span text:style-name="T9">PROCESSO</text:span><text:span text:style-name="T10"><text:s/></text:span><text:span text:style-name="T11">EM</text:span><text:span text:style-name="T12"><text:s/></text:span><text:span text:style-name="T13">FORMATO</text:span><text:span text:style-name="T14"><text:s/></text:span><text:span text:style-name="T15">PDF</text:span><text:span text:style-name="T16"><text:s/></text:span><text:span text:style-name="T17">OCR:</text:span><text:span text:style-name="T18"><text:s text:c="2"/></text:span></text:p>
        </text:list-item>
      </text:list>
      <text:p text:style-name="P19">( <text:s text:c="2"/>) SIM <text:s text:c="3"/>( <text:s text:c="2"/>) NÃO</text:p>
      <text:p text:style-name="P20"/>
      <text:list text:style-name="WWNum2" text:continue-numbering="true">
        <text:list-item>
          <text:p text:style-name="P21"><text:span text:style-name="T22">PROCESSO</text:span><text:span text:style-name="T23"><text:s/></text:span><text:span text:style-name="T24">ESTRATÉGICO:</text:span></text:p>
        </text:list-item>
      </text:list>
      <text:p text:style-name="P25">( <text:s text:c="2"/>) SIM <text:s text:c="3"/>( <text:s text:c="2"/>) NÃO</text:p>
      <text:p text:style-name="P26"/>
      <text:list text:style-name="WWNum2" text:continue-numbering="true">
        <text:list-item>
          <text:p text:style-name="P27"><text:span text:style-name="T28">PROCESSO</text:span><text:span text:style-name="T29"><text:s/></text:span><text:span text:style-name="T30">COM</text:span><text:span text:style-name="T31"><text:s/></text:span><text:span text:style-name="T32">RESTRIÇÃO</text:span><text:span text:style-name="T33"><text:s/></text:span><text:span text:style-name="T34">DE</text:span><text:span text:style-name="T35"><text:s/></text:span><text:span text:style-name="T36">ACESSO</text:span><text:span text:style-name="T37"><text:s/></text:span><text:span text:style-name="T38">À</text:span><text:span text:style-name="T39"><text:s/></text:span><text:span text:style-name="T40">INFORMAÇÃO,</text:span><text:span text:style-name="T41"><text:s/></text:span><text:span text:style-name="T42">nos</text:span><text:span text:style-name="T43"><text:s/></text:span><text:span text:style-name="T44">termos</text:span><text:span text:style-name="T45"><text:s/></text:span><text:span text:style-name="T46">do<text:s/></text:span><text:span text:style-name="T47">art.</text:span><text:span text:style-name="T48"><text:s/></text:span><text:span text:style-name="T49">23</text:span><text:span text:style-name="T50"><text:s/></text:span><text:span text:style-name="T51">e</text:span><text:span text:style-name="T52"><text:s/></text:span><text:span text:style-name="T53">24</text:span><text:span text:style-name="T54"><text:s/></text:span><text:span text:style-name="T55">da</text:span><text:span text:style-name="T56"><text:s/></text:span><text:span text:style-name="T57">Lei</text:span><text:span text:style-name="T58"><text:s/></text:span><text:span text:style-name="T59">nº</text:span><text:span text:style-name="T60"><text:s/></text:span><text:span text:style-name="T61">12.527,</text:span><text:span text:style-name="T62"><text:s/></text:span><text:span text:style-name="T63">de</text:span><text:span text:style-name="T64"><text:s/></text:span><text:span text:style-name="T65">2011:</text:span></text:p>
        </text:list-item>
      </text:list>
      <text:p text:style-name="P66">( <text:s text:c="2"/>) SIM <text:s text:c="3"/>( <text:s text:c="2"/>) NÃO</text:p>
      <text:h text:style-name="P67" text:outline-level="1"/>
      <text:list text:style-name="WWNum2" text:continue-numbering="true">
        <text:list-item>
          <text:p text:style-name="P68"><text:span text:style-name="T69">VALOR<text:s/></text:span><text:span text:style-name="T70">DA</text:span><text:span text:style-name="T71"><text:s/></text:span><text:span text:style-name="T72">CONTRATAÇÃO:</text:span><text:span text:style-name="T73"><text:s/>{{xxxx}}</text:span></text:p>
        </text:list-item>
        <text:list-item>
          <text:p text:style-name="P74"><text:span text:style-name="T75">PRAZO E</text:span><text:span text:style-name="T76"><text:s/></text:span><text:span text:style-name="T77">URGÊNCIA:</text:span></text:p>
        </text:list-item>
      </text:list>
      <text:p text:style-name="P78">Solicitação de Urgência:</text:p>
      <text:p text:style-name="P79">( <text:s text:c="2"/>) SIM <text:s text:c="3"/>( <text:s text:c="2"/>) NÃO</text:p>
      <text:p text:style-name="P80"/>
      <text:list text:style-name="WWNum2" text:continue-numbering="true">
        <text:list-item>
          <text:p text:style-name="P81"><text:span text:style-name="T82">ASSUNTO DO</text:span><text:span text:style-name="T83"><text:s/></text:span><text:span text:style-name="T84">PROCESSO</text:span></text:p>
        </text:list-item>
      </text:list>
      <text:section text:name="Sect1" text:style-name="S1">
        <text:p text:style-name="P85"><text:span text:style-name="T86"><text:tab/></text:span><text:span text:style-name="T87">Solicitação De Pareceres Jurídicos.<text:s/></text:span><text:span text:style-name="T88">{{descricao_servico}} {{</text:span><text:span text:style-name="T89">objeto</text:span><text:span text:style-name="T90">}}</text:span><text:span text:style-name="T91">.</text:span></text:p>
        <text:list text:style-name="WWNum2" text:continue-numbering="true">
          <text:list-item>
            <text:p text:style-name="P92"><text:span text:style-name="T93">CLASSIFICAÇÃO<text:s/></text:span><text:span text:style-name="T94">DA</text:span><text:span text:style-name="T95"><text:s/></text:span><text:span text:style-name="T96">CONTRATAÇÃO</text:span></text:p>
          </text:list-item>
        </text:list>
        <table:table table:style-name="Table97">
          <table:table-columns>
            <table:table-column table:style-name="TableColumn98"/>
            <table:table-column table:style-name="TableColumn99"/>
            <table:table-column table:style-name="TableColumn100"/>
          </table:table-columns>
          <table:table-row table:style-name="TableRow101">
            <table:table-cell table:style-name="TableCell102">
              <text:p text:style-name="P103">Aquisição</text:p>
            </table:table-cell>
            <table:table-cell table:style-name="TableCell104">
              <text:p text:style-name="P105">Serviço Comum</text:p>
            </table:table-cell>
            <table:table-cell table:style-name="TableCell106">
              <text:p text:style-name="P107">Serviço ou Obra de</text:p>
              <text:p text:style-name="P108">Engenharia</text:p>
            </table:table-cell>
          </table:table-row>
          <table:table-row table:style-name="TableRow109">
            <table:table-cell table:style-name="TableCell110">
              <text:p text:style-name="P111"/>
            </table:table-cell>
            <table:table-cell table:style-name="TableCell112">
              <text:p text:style-name="P113">X</text:p>
            </table:table-cell>
            <table:table-cell table:style-name="TableCell114">
              <text:p text:style-name="P115"/>
            </table:table-cell>
          </table:table-row>
        </table:table>
        <text:p text:style-name="P116"/>
        <text:list text:style-name="WWNum2" text:continue-numbering="true">
          <text:list-item>
            <text:p text:style-name="P117"><text:span text:style-name="T118">MOTIVO<text:s/></text:span><text:span text:style-name="T119">DO</text:span><text:span text:style-name="T120"><text:s/></text:span><text:span text:style-name="T121">ENCAMINHAMENTO:</text:span></text:p>
          </text:list-item>
        </text:list>
        <text:p text:style-name="P122">Parecer Jurídico</text:p>
        <text:list text:style-name="WWNum2" text:continue-numbering="true">
          <text:list-item>
            <text:p text:style-name="P123"><text:span text:style-name="T124">SE</text:span><text:span text:style-name="T125"><text:s/></text:span><text:span text:style-name="T126">PRORROGAÇÃO</text:span><text:span text:style-name="T127"><text:s/></text:span><text:span text:style-name="T128">–</text:span><text:span text:style-name="T129"><text:s/></text:span><text:span text:style-name="T130">PRAZO</text:span><text:span text:style-name="T131"><text:s/></text:span><text:span text:style-name="T132">DE</text:span><text:span text:style-name="T133"><text:s/></text:span><text:span text:style-name="T134">VENCIMENTO</text:span></text:p>
          </text:list-item>
          <text:list-item>
            <text:p text:style-name="P135"><text:span text:style-name="T136">FORAM</text:span><text:span text:style-name="T137"><text:s/></text:span><text:span text:style-name="T138">UTILIZADAS</text:span><text:span text:style-name="T139"><text:s/></text:span><text:span text:style-name="T140">AS</text:span><text:span text:style-name="T141"><text:s/></text:span><text:span text:style-name="T142">MINUTAS</text:span><text:span text:style-name="T143"><text:s/></text:span><text:span text:style-name="T144">DA</text:span><text:span text:style-name="T145"><text:s/></text:span><text:span text:style-name="T146">AGU</text:span></text:p>
          </text:list-item>
        </text:list>
        <text:p text:style-name="P147">( <text:s text:c="2"/>) SIM <text:s text:c="3"/>( <text:s text:c="2"/>) NÃO</text:p>
        <text:p text:style-name="P148"/>
        <text:list text:style-name="WWNum2" text:continue-numbering="true">
          <text:list-item>
            <text:p text:style-name="P149"><text:span text:style-name="T150">NORMATIVO</text:span><text:span text:style-name="T151"><text:s/></text:span><text:span text:style-name="T152">DA</text:span><text:span text:style-name="T153"><text:s/></text:span><text:span text:style-name="T154">MARINHA</text:span><text:span text:style-name="T155"><text:s/></text:span><text:span text:style-name="T156">SOBRE</text:span><text:span text:style-name="T157"><text:s/></text:span><text:span text:style-name="T158">O</text:span><text:span text:style-name="T159"><text:s/></text:span><text:span text:style-name="T160">TEMA:</text:span></text:p>
          </text:list-item>
        </text:list>
        <text:list text:style-name="WWNum1">
          <text:list-item>
            <text:p text:style-name="P161"><text:span text:style-name="T162">Citar o normativo da Marinha que regulamenta o tema e<text:s/></text:span><text:span text:style-name="T163">anexar<text:s/></text:span><text:span text:style-name="T164">aos</text:span><text:span text:style-name="T165"><text:s/></text:span><text:span text:style-name="T166">autos.</text:span></text:p>
          </text:list-item>
        </text:list>
        <text:p text:style-name="P167"/>
        <text:p text:style-name="P168"><text:span text:style-name="T169">Brasília/DF, na data de sua assinatura.</text:span></text:p>
        <text:p text:style-name="P170"/>
        <text:p text:style-name="P171"/>
        <text:p text:style-name="P172"/>
        <text:p text:style-name="P173">GUILHERME KIRSCHNER DE SIQUEIRA CAMPOS</text:p>
        <text:p text:style-name="P174">Capitão de Corveta (IM)</text:p>
        <text:p text:style-name="P175"><text:span text:style-name="T176">Encarregado da Divisão de Obtenção</text:span></text:p>
        <table:table table:style-name="Table177">
          <table:table-columns>
            <table:table-column table:style-name="TableColumn178"/>
          </table:table-columns>
          <table:table-row table:style-name="TableRow179">
            <table:table-cell table:style-name="TableCell180">
              <text:p text:style-name="P181">ASSINADO DIGITALMENTE</text:p>
            </table:table-cell>
          </table:table-row>
        </table:table>
        <text:p text:style-name="P18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rlito" svg:font-family="Carlito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0381in" fo:margin-left="0.9055in" fo:text-indent="-0.5006in">
        <style:tab-stops/>
      </style:paragraph-properties>
      <style:text-properties fo:font-size="12pt" style:font-size-asian="12pt" style:font-size-complex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Arial" style:font-name-asian="Arial" style:font-name-complex="Arial" fo:font-size="11pt" style:font-size-asian="11pt" fo:language="pt" fo:country="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Carlito" style:font-name-asian="Carlito" style:font-name-complex="Carlito"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>
      <style:paragraph-properties fo:margin-top="0.0708in" fo:margin-left="1.7402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 style:text-underline-color="#000000" fo:hyphenate="false"/>
    </style:style>
    <style:style style:name="ParágrafodaLista" style:display-name="Parágrafo da Lista" style:family="paragraph" style:parent-style-name="Standard">
      <style:paragraph-properties fo:margin-left="0.9055in" fo:text-indent="-0.5006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style:font-name="Carlito" style:font-name-asian="Carlito" style:font-name-complex="Carlito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arlito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text-scale="95%" fo:language="pt" fo:country="PT" style:language-asian="en" style:country-asian="US" style:language-complex="ar" style:country-complex="SA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Symbol"/>
    </style:style>
    <style:style style:name="WW_CharLFO1LVL1" style:family="text">
      <style:text-properties style:font-name="Carlito" style:font-name-complex="Carlito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Symbol" style:font-name-complex="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Symbol" style:font-name-complex="Symbol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Symbol" style:font-name-complex="Symbol"/>
    </style:style>
    <style:style style:name="WW_CharLFO1LVL9" style:family="text">
      <style:text-properties style:font-name="Symbol" style:font-name-complex="Symbol"/>
    </style:style>
    <text:list-style style:name="WWNum1" style:display-name="WWNum1">
      <text:list-level-style-bullet text:level="1" text:style-name="WW_CharLFO1LVL1" text:bullet-char="-">
        <style:list-level-properties text:space-before="0.0638in" text:min-label-width="0.0916in" text:list-level-position-and-space-mode="label-alignment">
          <style:list-level-label-alignment text:label-followed-by="listtab" fo:margin-left="0.1555in" fo:text-indent="-0.0916in"/>
        </style:list-level-properties>
        <style:text-properties style:font-name="Carlito"/>
      </text:list-level-style-bullet>
      <text:list-level-style-bullet text:level="2" text:style-name="WW_CharLFO1LVL2" text:bullet-char="">
        <style:list-level-properties text:space-before="0.7375in" text:min-label-width="0.0916in" text:list-level-position-and-space-mode="label-alignment">
          <style:list-level-label-alignment text:label-followed-by="listtab" fo:margin-left="0.8291in" fo:text-indent="-0.0916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4138in" text:min-label-width="0.0916in" text:list-level-position-and-space-mode="label-alignment">
          <style:list-level-label-alignment text:label-followed-by="listtab" fo:margin-left="1.5055in" fo:text-indent="-0.0916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2.0902in" text:min-label-width="0.0916in" text:list-level-position-and-space-mode="label-alignment">
          <style:list-level-label-alignment text:label-followed-by="listtab" fo:margin-left="2.1819in" fo:text-indent="-0.0916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7666in" text:min-label-width="0.0916in" text:list-level-position-and-space-mode="label-alignment">
          <style:list-level-label-alignment text:label-followed-by="listtab" fo:margin-left="2.8583in" fo:text-indent="-0.0916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3.443in" text:min-label-width="0.0916in" text:list-level-position-and-space-mode="label-alignment">
          <style:list-level-label-alignment text:label-followed-by="listtab" fo:margin-left="3.5347in" fo:text-indent="-0.0916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4.1194in" text:min-label-width="0.0916in" text:list-level-position-and-space-mode="label-alignment">
          <style:list-level-label-alignment text:label-followed-by="listtab" fo:margin-left="4.2111in" fo:text-indent="-0.0916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4.7958in" text:min-label-width="0.0916in" text:list-level-position-and-space-mode="label-alignment">
          <style:list-level-label-alignment text:label-followed-by="listtab" fo:margin-left="4.8875in" fo:text-indent="-0.0916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5.4722in" text:min-label-width="0.0916in" text:list-level-position-and-space-mode="label-alignment">
          <style:list-level-label-alignment text:label-followed-by="listtab" fo:margin-left="5.5638in" fo:text-indent="-0.0916in"/>
        </style:list-level-properties>
        <style:text-properties style:font-name="Symbol"/>
      </text:list-level-style-bullet>
    </text:list-style>
    <style:style style:name="WW_CharLFO2LVL1" style:family="text">
      <style:text-properties style:text-scale="95%" fo:language="pt" fo:country="PT" style:language-asian="en" style:country-asian="US" style:language-complex="ar" style:country-complex="SA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2" style:display-name="WWNum2">
      <text:list-level-style-number text:level="1" text:style-name="WW_CharLFO2LVL1" style:num-suffix="." style:num-format="I">
        <style:list-level-properties text:space-before="0.4048in" text:min-label-width="0.5006in" text:list-level-position-and-space-mode="label-alignment">
          <style:list-level-label-alignment text:label-followed-by="listtab" fo:margin-left="0.9055in" fo:text-indent="-0.5006in"/>
        </style:list-level-properties>
      </text:list-level-style-number>
      <text:list-level-style-bullet text:level="2" text:style-name="WW_CharLFO2LVL2" text:bullet-char="">
        <style:list-level-properties text:space-before="0.402in" text:min-label-width="0.5006in" text:list-level-position-and-space-mode="label-alignment">
          <style:list-level-label-alignment text:label-followed-by="listtab" fo:margin-left="0.9027in" fo:text-indent="-0.5006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0701in" text:min-label-width="0.5006in" text:list-level-position-and-space-mode="label-alignment">
          <style:list-level-label-alignment text:label-followed-by="listtab" fo:margin-left="1.5708in" fo:text-indent="-0.5006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381in" text:min-label-width="0.5006in" text:list-level-position-and-space-mode="label-alignment">
          <style:list-level-label-alignment text:label-followed-by="listtab" fo:margin-left="2.2388in" fo:text-indent="-0.5006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4062in" text:min-label-width="0.5006in" text:list-level-position-and-space-mode="label-alignment">
          <style:list-level-label-alignment text:label-followed-by="listtab" fo:margin-left="2.9069in" fo:text-indent="-0.5006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3.0743in" text:min-label-width="0.5006in" text:list-level-position-and-space-mode="label-alignment">
          <style:list-level-label-alignment text:label-followed-by="listtab" fo:margin-left="3.575in" fo:text-indent="-0.5006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743in" text:min-label-width="0.5006in" text:list-level-position-and-space-mode="label-alignment">
          <style:list-level-label-alignment text:label-followed-by="listtab" fo:margin-left="4.2437in" fo:text-indent="-0.5006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4.4111in" text:min-label-width="0.5006in" text:list-level-position-and-space-mode="label-alignment">
          <style:list-level-label-alignment text:label-followed-by="listtab" fo:margin-left="4.9118in" fo:text-indent="-0.5006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5.0791in" text:min-label-width="0.5006in" text:list-level-position-and-space-mode="label-alignment">
          <style:list-level-label-alignment text:label-followed-by="listtab" fo:margin-left="5.5798in" fo:text-indent="-0.5006in"/>
        </style:list-level-properties>
        <style:text-properties style:font-name="Symbol"/>
      </text:list-level-style-bullet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Calibri" style:display-name="Calibri" style:family="text" style:parent-style-name="Fonteparág.padrão">
      <style:text-properties style:font-name="Calibri" fo:font-size="12pt" style:font-size-asian="12pt"/>
    </style:style>
    <style:style style:name="Carlito" style:display-name="Carlito" style:family="text">
      <style:text-properties style:font-name="Carlito" style:use-window-font-color="true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166in" fo:margin-left="0.625in" fo:margin-bottom="0.1944in" fo:margin-right="0.31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EPACHO DE ENCAMINHAMENTO</dc:title>
    <meta:initial-creator>Boby</meta:initial-creator>
    <dc:creator>guilhermekscampos@gmail.com</dc:creator>
    <meta:creation-date>2022-03-17T19:43:00Z</meta:creation-date>
    <dc:date>2024-04-29T14:37:00Z</dc:date>
    <meta:print-date>2023-04-14T15:15:00Z</meta:print-date>
    <meta:template xlink:href="Normal.dotm" xlink:type="simple"/>
    <meta:editing-cycles>28</meta:editing-cycles>
    <meta:editing-duration>PT10320S</meta:editing-duration>
    <meta:user-defined meta:name="AppVersion">15.0000</meta:user-defined>
    <meta:user-defined meta:name="Created" meta:value-type="date">2020-10-02T00:00:00Z</meta:user-defined>
    <meta:user-defined meta:name="Creator">PScript5.dll Version 5.2.2</meta:user-defined>
    <meta:user-defined meta:name="HyperlinksChanged" meta:value-type="boolean">false</meta:user-defined>
    <meta:user-defined meta:name="LastSaved" meta:value-type="date">2022-03-17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54" meta:character-count="986" meta:row-count="6" meta:non-whitespace-character-count="833"/>
  </office:meta>
</office:document-meta>
</file>